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1" fo:font-weight="bold" style:font-weight-asian="bold" style:font-weight-complex="bold"/>
    </style:style>
    <style:style style:name="ce2" style:family="table-cell" style:parent-style-name="Default">
      <style:text-properties style:font-name="Consola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ile Size (MB)</text:p>
          </table:table-cell>
          <table:table-cell table:style-name="ce1" office:value-type="string">
            <text:p>Regular Reader</text:p>
          </table:table-cell>
          <table:table-cell table:style-name="ce1" office:value-type="string">
            <text:p>Memory Mapped Read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/>
          <table:table-cell>
            <draw:frame table:end-cell-address="Sheet1.L22" table:end-x="0.3425in" table:end-y="0.0839in" draw:z-index="0" draw:style-name="gr1" draw:text-style-name="P1" svg:width="6.2969in" svg:height="3.5457in" svg:x="0.2685in" svg:y="0.0945in">
              <draw:object draw:notify-on-update-of-ranges="Sheet1.A2:Sheet1.A12 Sheet1.B1:Sheet1.B1 Sheet1.B2:Sheet1.B12 Sheet1.C1:Sheet1.C1 Sheet1.C2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997">
            <text:p>299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524">
            <text:p>452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161">
            <text:p>8161</text:p>
          </table:table-cell>
          <table:table-cell office:value-type="float" office:value="46">
            <text:p>4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12/04/2012</text:date>, <text:time>12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line" chart:style-name="ch1">
        <chart:title svg:x="6.088cm" svg:y="0.316cm" chart:style-name="ch2">
          <text:p>Read Performance</text:p>
        </chart:title>
        <chart:legend chart:legend-position="end" svg:x="10.894cm" svg:y="3.929cm" style:legend-expansion="high" chart:style-name="ch3"/>
        <chart:plot-area chart:style-name="ch4" table:cell-range-address="Sheet1.A1:Sheet1.C12" chart:data-source-has-labels="both" svg:x="1.357cm" svg:y="1.635cm" svg:width="8.899cm" svg:height="6.184cm">
          <chartooo:coordinate-region svg:x="2.349cm" svg:y="1.847cm" svg:width="7.535cm" svg:height="5.299cm"/>
          <chart:axis chart:dimension="x" chart:name="primary-x" chart:style-name="ch5" chartooo:axis-type="auto">
            <chartooo:date-scale/>
            <chart:title svg:x="4.77cm" svg:y="8cm" chart:style-name="ch6">
              <text:p>File Size (MB)</text:p>
            </chart:title>
            <chart:categories table:cell-range-address="Sheet1.A2:Sheet1.A12"/>
            <chart:grid chart:style-name="ch7" chart:class="major"/>
          </chart:axis>
          <chart:axis chart:dimension="y" chart:name="primary-y" chart:style-name="ch5">
            <chart:title svg:x="0.451cm" svg:y="5.525cm" chart:style-name="ch8">
              <text:p>Time (MS)</text:p>
            </chart:title>
            <chart:grid chart:style-name="ch7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series chart:style-name="ch10" chart:values-cell-range-address="Sheet1.C2:Sheet1.C12" chart:label-cell-address="Sheet1.C1:Sheet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ular Reader</text:p>
                <draw:g>
                  <svg:desc>Sheet1.B1:Sheet1.B1</svg:desc>
                </draw:g>
              </table:table-cell>
              <table:table-cell office:value-type="string">
                <text:p>Memory Mapped Read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64">
                <text:p>64</text:p>
                <draw:g>
                  <svg:desc>Sheet1.B2:Sheet1.B12</svg:desc>
                </draw:g>
              </table:table-cell>
              <table:table-cell office:value-type="float" office:value="11">
                <text:p>11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97">
                <text:p>29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524">
                <text:p>45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161">
                <text:p>816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